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 text:c="16"/>HeroinRate <text:s/>SynthRate <text:s/>NatSemiRate <text:s/>MethRate <text:s/>TotalUninsRate <text:s/>\</text:p>
      <text:p text:style-name="Standard">HeroinRate <text:s text:c="7"/>1.000000 <text:s text:c="2"/>0.709745 <text:s text:c="4"/>0.513006 <text:s/>0.646351 <text:s text:c="6"/>-0.406079 <text:s text:c="2"/></text:p>
      <text:p text:style-name="Standard">SynthRate <text:s text:c="8"/>0.709745 <text:s text:c="2"/>1.000000 <text:s text:c="4"/>0.558146 <text:s/>0.628870 <text:s text:c="6"/>-0.467729 <text:s text:c="2"/></text:p>
      <text:p text:style-name="Standard">NatSemiRate <text:s text:c="6"/>0.513006 <text:s text:c="2"/>0.558146 <text:s text:c="4"/>1.000000 <text:s/>0.504202 <text:s text:c="6"/>-0.069142 <text:s text:c="2"/></text:p>
      <text:p text:style-name="Standard">MethRate <text:s text:c="9"/>0.646351 <text:s text:c="2"/>0.628870 <text:s text:c="4"/>0.504202 <text:s/>1.000000 <text:s text:c="6"/>-0.400352 <text:s text:c="2"/></text:p>
      <text:p text:style-name="Standard">TotalUninsRate <text:s text:c="2"/>-0.406079 <text:s/>-0.467729 <text:s text:c="3"/>-0.069142 -0.400352 <text:s text:c="7"/>1.000000 <text:s text:c="2"/></text:p>
      <text:p text:style-name="Standard">Under_200% <text:s text:c="6"/>-0.133579 <text:s/>-0.218248 <text:s text:c="4"/>0.183653 -0.224100 <text:s text:c="7"/>0.542675 <text:s text:c="2"/></text:p>
      <text:p text:style-name="Standard">PercUrban <text:s text:c="8"/>0.287147 <text:s text:c="2"/>0.021297 <text:s text:c="3"/>-0.018108 <text:s/>0.260658 <text:s text:c="6"/>-0.154388 <text:s text:c="2"/></text:p>
      <text:p text:style-name="Standard">Perc_Immun <text:s text:c="7"/>0.202766 <text:s text:c="2"/>0.385709 <text:s text:c="4"/>0.081264 <text:s/>0.241416 <text:s text:c="6"/>-0.312920 <text:s text:c="2"/></text:p>
      <text:p text:style-name="Standard"/>
      <text:p text:style-name="Standard"><text:s text:c="16"/>Under_200% <text:s/>PercUrban <text:s/>Perc_Immun <text:s/></text:p>
      <text:p text:style-name="Standard">HeroinRate <text:s text:c="6"/>-0.133579 <text:s text:c="2"/>0.287147 <text:s text:c="3"/>0.202766 <text:s/></text:p>
      <text:p text:style-name="Standard">SynthRate <text:s text:c="7"/>-0.218248 <text:s text:c="2"/>0.021297 <text:s text:c="3"/>0.385709 <text:s/></text:p>
      <text:p text:style-name="Standard">NatSemiRate <text:s text:c="6"/>0.183653 <text:s/>-0.018108 <text:s text:c="3"/>0.081264 <text:s/></text:p>
      <text:p text:style-name="Standard">MethRate <text:s text:c="8"/>-0.224100 <text:s text:c="2"/>0.260658 <text:s text:c="3"/>0.241416 <text:s/></text:p>
      <text:p text:style-name="Standard">TotalUninsRate <text:s text:c="3"/>0.542675 <text:s/>-0.154388 <text:s text:c="2"/>-0.312920 <text:s/></text:p>
      <text:p text:style-name="Standard">Under_200% <text:s text:c="7"/>1.000000 <text:s/>-0.326808 <text:s text:c="2"/>-0.344655 <text:s/></text:p>
      <text:p text:style-name="Standard">PercUrban <text:s text:c="7"/>-0.326808 <text:s text:c="2"/>1.000000 <text:s text:c="2"/>-0.012206 <text:s/></text:p>
      <text:p text:style-name="Standard">Perc_Immun <text:s text:c="6"/>-0.344655 <text:s/>-0.012206 <text:s text:c="3"/>1.000000 </text:p>
      <text:p text:style-name="Standard"/>
      <text:p text:style-name="Standard"/>
      <text:p text:style-name="Standard"><text:s text:c="16"/>HeroinRate <text:s/>SynthRate <text:s/>NatSemiRate <text:s/>MethRate <text:s/>TotalUninsRate <text:s/>\</text:p>
      <text:p text:style-name="Standard">HeroinRate <text:s text:c="7"/>1.000000 <text:s text:c="2"/>0.709745 <text:s text:c="4"/>0.513006 <text:s/>0.646351 <text:s text:c="6"/>-0.406079 <text:s text:c="2"/></text:p>
      <text:p text:style-name="Standard">SynthRate <text:s text:c="8"/>0.709745 <text:s text:c="2"/>1.000000 <text:s text:c="4"/>0.558146 <text:s/>0.628870 <text:s text:c="6"/>-0.467729 <text:s text:c="2"/></text:p>
      <text:p text:style-name="Standard">NatSemiRate <text:s text:c="6"/>0.513006 <text:s text:c="2"/>0.558146 <text:s text:c="4"/>1.000000 <text:s/>0.504202 <text:s text:c="6"/>-0.069142 <text:s text:c="2"/></text:p>
      <text:p text:style-name="Standard">MethRate <text:s text:c="9"/>0.646351 <text:s text:c="2"/>0.628870 <text:s text:c="4"/>0.504202 <text:s/>1.000000 <text:s text:c="6"/>-0.400352 <text:s text:c="2"/></text:p>
      <text:p text:style-name="Standard">TotalUninsRate <text:s text:c="2"/>-0.406079 <text:s/>-0.467729 <text:s text:c="3"/>-0.069142 -0.400352 <text:s text:c="7"/>1.000000 <text:s text:c="2"/></text:p>
      <text:p text:style-name="Standard">Under_200% <text:s text:c="6"/>-0.133579 <text:s/>-0.218248 <text:s text:c="4"/>0.183653 -0.224100 <text:s text:c="7"/>0.542675 <text:s text:c="2"/></text:p>
      <text:p text:style-name="Standard">PercUrban <text:s text:c="8"/>0.287147 <text:s text:c="2"/>0.021297 <text:s text:c="3"/>-0.018108 <text:s/>0.260658 <text:s text:c="6"/>-0.154388 <text:s text:c="2"/></text:p>
      <text:p text:style-name="Standard">Perc_Immun <text:s text:c="7"/>0.202766 <text:s text:c="2"/>0.385709 <text:s text:c="4"/>0.081264 <text:s/>0.241416 <text:s text:c="6"/>-0.312920 <text:s text:c="2"/></text:p>
      <text:p text:style-name="Standard"/>
      <text:p text:style-name="Standard"><text:s text:c="16"/>Under_200% <text:s/>PercUrban <text:s/>Perc_Immun <text:s/></text:p>
      <text:p text:style-name="Standard">HeroinRate <text:s text:c="6"/>-0.133579 <text:s text:c="2"/>0.287147 <text:s text:c="3"/>0.202766 <text:s/></text:p>
      <text:p text:style-name="Standard">SynthRate <text:s text:c="7"/>-0.218248 <text:s text:c="2"/>0.021297 <text:s text:c="3"/>0.385709 <text:s/></text:p>
      <text:p text:style-name="Standard">NatSemiRate <text:s text:c="6"/>0.183653 <text:s/>-0.018108 <text:s text:c="3"/>0.081264 <text:s/></text:p>
      <text:p text:style-name="Standard">MethRate <text:s text:c="8"/>-0.224100 <text:s text:c="2"/>0.260658 <text:s text:c="3"/>0.241416 <text:s/></text:p>
      <text:p text:style-name="Standard">TotalUninsRate <text:s text:c="3"/>0.542675 <text:s/>-0.154388 <text:s text:c="2"/>-0.312920 <text:s/></text:p>
      <text:p text:style-name="Standard">Under_200% <text:s text:c="7"/>1.000000 <text:s/>-0.326808 <text:s text:c="2"/>-0.344655 <text:s/></text:p>
      <text:p text:style-name="Standard">PercUrban <text:s text:c="7"/>-0.326808 <text:s text:c="2"/>1.000000 <text:s text:c="2"/>-0.012206 <text:s/></text:p>
      <text:p text:style-name="Standard">Perc_Immun <text:s text:c="6"/>-0.344655 <text:s/>-0.012206 <text:s text:c="3"/>1.000000 <text:s/></text:p>
      <text:p text:style-name="Standard"><text:s text:c="18"/>HeroinRate <text:s text:c="4"/>SynthRate <text:s/>NatSemiRate <text:s text:c="5"/>MethRate <text:s/>\</text:p>
      <text:p text:style-name="Standard">HeroinRate <text:s text:c="5"/>0.000000e+00 <text:s/>7.885785e-09 <text:s text:c="4"/>0.000139 <text:s/>3.976308e-07 <text:s text:c="2"/></text:p>
      <text:p text:style-name="Standard">SynthRate <text:s text:c="6"/>7.885785e-09 <text:s/>0.000000e+00 <text:s text:c="4"/>0.000025 <text:s/>1.004577e-06 <text:s text:c="2"/></text:p>
      <text:p text:style-name="Standard">NatSemiRate <text:s text:c="4"/>1.393137e-04 <text:s/>2.535749e-05 <text:s text:c="4"/>0.000000 <text:s/>1.890180e-04 <text:s text:c="2"/></text:p>
      <text:p text:style-name="Standard">MethRate <text:s text:c="7"/>3.976308e-07 <text:s/>1.004577e-06 <text:s text:c="4"/>0.000189 <text:s/>0.000000e+00 <text:s text:c="2"/></text:p>
      <text:p text:style-name="Standard">TotalUninsRate <text:s/>3.433427e-03 <text:s/>6.149110e-04 <text:s text:c="4"/>0.633283 <text:s/>3.965681e-03 <text:s text:c="2"/></text:p>
      <text:p text:style-name="Standard">Under_200% <text:s text:c="5"/>3.550656e-01 <text:s/>1.278502e-01 <text:s text:c="4"/>0.201720 <text:s/>1.176951e-01 <text:s text:c="2"/></text:p>
      <text:p text:style-name="Standard"><text:soft-page-break/>PercUrban <text:s text:c="6"/>4.318890e-02 <text:s/>8.832917e-01 <text:s text:c="4"/>0.900671 <text:s/>6.751097e-02 <text:s text:c="2"/></text:p>
      <text:p text:style-name="Standard">Perc_Immun <text:s text:c="5"/>1.578842e-01 <text:s/>5.669282e-03 <text:s text:c="4"/>0.574783 <text:s/>9.122393e-02 <text:s text:c="2"/></text:p>
      <text:p text:style-name="Standard"/>
      <text:p text:style-name="Standard"><text:s text:c="16"/>TotalUninsRate <text:s/>Under_200% <text:s/>PercUrban <text:s/>Perc_Immun <text:s/></text:p>
      <text:p text:style-name="Standard">HeroinRate <text:s text:c="11"/>0.003433 <text:s text:c="3"/>0.355066 <text:s text:c="2"/>0.043189 <text:s text:c="3"/>0.157884 <text:s/></text:p>
      <text:p text:style-name="Standard">SynthRate <text:s text:c="12"/>0.000615 <text:s text:c="3"/>0.127850 <text:s text:c="2"/>0.883292 <text:s text:c="3"/>0.005669 <text:s/></text:p>
      <text:p text:style-name="Standard">NatSemiRate <text:s text:c="10"/>0.633283 <text:s text:c="3"/>0.201720 <text:s text:c="2"/>0.900671 <text:s text:c="3"/>0.574783 <text:s/></text:p>
      <text:p text:style-name="Standard">MethRate <text:s text:c="13"/>0.003966 <text:s text:c="3"/>0.117695 <text:s text:c="2"/>0.067511 <text:s text:c="3"/>0.091224 <text:s/></text:p>
      <text:p text:style-name="Standard">TotalUninsRate <text:s text:c="7"/>0.000000 <text:s text:c="3"/>0.000047 <text:s text:c="2"/>0.284388 <text:s text:c="3"/>0.026925 <text:s/></text:p>
      <text:p text:style-name="Standard">Under_200% <text:s text:c="11"/>0.000047 <text:s text:c="3"/>0.000000 <text:s text:c="2"/>0.020534 <text:s text:c="3"/>0.014244 <text:s/></text:p>
      <text:p text:style-name="Standard">PercUrban <text:s text:c="12"/>0.284388 <text:s text:c="3"/>0.020534 <text:s text:c="2"/>0.000000 <text:s text:c="3"/>0.932956 <text:s/></text:p>
      <text:p text:style-name="Standard">Perc_Immun <text:s text:c="11"/>0.026925 <text:s text:c="3"/>0.014244 <text:s text:c="2"/>0.932956 <text:s text:c="3"/>0.000000</text:p>
      <text:p text:style-name="Standard"/>
      <text:p text:style-name="Standard"/>
      <text:p text:style-name="Standard"><text:s text:c="2"/>analysisdata['winner'][i] = 'T' if analysisdata['PV_Trump'][i] &gt; analysisdata['PV_Clinton'][i] else 'C'</text:p>
      <text:p text:style-name="Standard">winner</text:p>
      <text:p text:style-name="Standard">C <text:s text:c="3"/>0.065593</text:p>
      <text:p text:style-name="Standard">T <text:s text:c="3"/>0.035923</text:p>
      <text:p text:style-name="Standard">Name: HeroinRate, dtype: float64</text:p>
      <text:p text:style-name="Standard">Ttest_indResult(statistic=-2.7372999654234773, pvalue=0.0086618666053406)</text:p>
      <text:p text:style-name="Standard">winner</text:p>
      <text:p text:style-name="Standard">C <text:s text:c="3"/>0.016529</text:p>
      <text:p text:style-name="Standard">T <text:s text:c="3"/>0.006650</text:p>
      <text:p text:style-name="Standard">Name: MethRate, dtype: float64</text:p>
      <text:p text:style-name="Standard">Ttest_indResult(statistic=-4.678277417250803, pvalue=2.388806761336747e-05)</text:p>
      <text:p text:style-name="Standard">winner</text:p>
      <text:p text:style-name="Standard">C <text:s text:c="3"/>0.126917</text:p>
      <text:p text:style-name="Standard">T <text:s text:c="3"/>0.074349</text:p>
      <text:p text:style-name="Standard">Name: SynthRate, dtype: float64</text:p>
      <text:p text:style-name="Standard">Ttest_indResult(statistic=-2.0847773866193666, pvalue=0.04243297966655116)</text:p>
      <text:p text:style-name="Standard">winner</text:p>
      <text:p text:style-name="Standard">C <text:s text:c="3"/>0.048752</text:p>
      <text:p text:style-name="Standard">T <text:s text:c="3"/>0.050103</text:p>
      <text:p text:style-name="Standard">Name: NatSemiRate, dtype: float64</text:p>
      <text:p text:style-name="Standard">Ttest_indResult(statistic=0.18594481457428477, pvalue=0.8532716261483074)</text:p>
      <text:p text:style-name="Standard">winner</text:p>
      <text:p text:style-name="Standard">C <text:s text:c="3"/>0.087500</text:p>
      <text:p text:style-name="Standard">T <text:s text:c="3"/>0.132667</text:p>
      <text:p text:style-name="Standard">Name: TotalUninsRate, dtype: float64</text:p>
      <text:p text:style-name="Standard">Ttest_indResult(statistic=3.9227585968090746, pvalue=0.0002780926479508915)</text:p>
      <text:p text:style-name="Standard">winner</text:p>
      <text:p text:style-name="Standard">C <text:s text:c="3"/>0.236500</text:p>
      <text:p text:style-name="Standard">T <text:s text:c="3"/>0.300667</text:p>
      <text:p text:style-name="Standard">Name: Under_200%, dtype: float64</text:p>
      <text:p text:style-name="Standard">Ttest_indResult(statistic=4.698230853014776, pvalue=2.2345081254552617e-05)</text:p>
      <text:p text:style-name="Standard">winner</text:p>
      <text:p text:style-name="Standard">C <text:s text:c="3"/>81.390000</text:p>
      <text:p text:style-name="Standard">T <text:s text:c="3"/>69.023333</text:p>
      <text:p text:style-name="Standard">Name: PercUrban, dtype: float64</text:p>
      <text:p text:style-name="Standard"><text:soft-page-break/>Ttest_indResult(statistic=-3.095159479837517, pvalue=0.003278439319152115)</text:p>
      <text:p text:style-name="Standard">winner</text:p>
      <text:p text:style-name="Standard">C <text:s text:c="3"/>0.7308</text:p>
      <text:p text:style-name="Standard">T <text:s text:c="3"/>0.7055</text:p>
      <text:p text:style-name="Standard">Name: Perc_Immun, dtype: float64</text:p>
      <text:p text:style-name="Standard">Ttest_indResult(statistic=-2.238827559482427, pvalue=0.0298387879383902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2:46:27.980417013</meta:creation-date>
    <meta:editing-duration>PT20H3M42S</meta:editing-duration>
    <meta:editing-cycles>2</meta:editing-cycles>
    <meta:generator>LibreOffice/6.0.7.3$Linux_X86_64 LibreOffice_project/00m0$Build-3</meta:generator>
    <dc:date>2019-09-12T09:00:16.962783285</dc:date>
    <meta:document-statistic meta:table-count="0" meta:image-count="0" meta:object-count="0" meta:page-count="3" meta:paragraph-count="95" meta:word-count="364" meta:character-count="4796" meta:non-whitespace-character-count="3518"/>
  </office:meta>
</office:document-meta>
</file>